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color="#000000"/>
    </style:style>
    <style:style style:name="P2" style:family="paragraph" style:parent-style-name="Text_20_body">
      <style:text-properties fo:color="#000000"/>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fo:color="#000000"/>
    </style:style>
    <style:style style:name="P9" style:family="paragraph" style:parent-style-name="Text_20_body" style:list-style-name="L7">
      <style:text-properties fo:color="#000000"/>
    </style:style>
    <style:style style:name="P10" style:family="paragraph" style:parent-style-name="Text_20_body" style:list-style-name="L8">
      <style:text-properties fo:color="#000000"/>
    </style:style>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4">
      <style:paragraph-properties fo:margin-top="0cm" fo:margin-bottom="0cm"/>
    </style:style>
    <style:style style:name="P19" style:family="paragraph" style:parent-style-name="Text_20_body" style:list-style-name="L5">
      <style:paragraph-properties fo:margin-top="0cm" fo:margin-bottom="0cm"/>
    </style:style>
    <style:style style:name="P20" style:family="paragraph" style:parent-style-name="Text_20_body" style:list-style-name="L6">
      <style:paragraph-properties fo:margin-top="0cm" fo:margin-bottom="0cm"/>
      <style:text-properties fo:color="#000000"/>
    </style:style>
    <style:style style:name="P21" style:family="paragraph" style:parent-style-name="Text_20_body" style:list-style-name="L7">
      <style:paragraph-properties fo:margin-top="0cm" fo:margin-bottom="0cm"/>
      <style:text-properties fo:color="#000000"/>
    </style:style>
    <style:style style:name="P22" style:family="paragraph" style:parent-style-name="Text_20_body" style:list-style-name="L8">
      <style:paragraph-properties fo:margin-top="0cm" fo:margin-bottom="0cm"/>
      <style:text-properties fo:color="#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Introduction</text:h>
      <text:p text:style-name="Text_20_body">Airdrop Farmer Alliance was born from the need for a streamlined and efficient way to participate in airdrop opportunities within the Web3 ecosystem. By creating a unified platform with a gold-mining-inspired theme, we aim to:</text:p>
      <text:list xml:id="list629065589611184588" text:style-name="L1">
        <text:list-item>
          <text:p text:style-name="P3">Enable secure and transparent contribution management.</text:p>
        </text:list-item>
        <text:list-item>
          <text:p text:style-name="P3">Reward users through a tiered system based on staking the native AFA token.</text:p>
        </text:list-item>
        <text:list-item>
          <text:p text:style-name="P3">Build a collaborative community focused on maximizing rewards from diverse protocols.</text:p>
        </text:list-item>
      </text:list>
      <text:p text:style-name="Horizontal_20_Line"/>
      <text:h text:style-name="Heading_20_2" text:outline-level="2">2. The Problem</text:h>
      <text:p text:style-name="Text_20_body">Airdrop opportunities often face challenges, including:</text:p>
      <text:list xml:id="list7078779549422123629" text:style-name="L2">
        <text:list-item>
          <text:p text:style-name="P4">Lack of transparency in fund pooling.</text:p>
        </text:list-item>
        <text:list-item>
          <text:p text:style-name="P4">Fragmented participation mechanisms.</text:p>
        </text:list-item>
        <text:list-item>
          <text:p text:style-name="P4">Limited access to specific opportunities for small contributors.</text:p>
        </text:list-item>
        <text:list-item>
          <text:p text:style-name="P4">Unsafe link to claim Rewards from airdrops.</text:p>
        </text:list-item>
      </text:list>
      <text:p text:style-name="Text_20_body">Airdrop Farmer Alliance addresses these challenges by introducing a structured liquidity pooling mechanism and incentivized staking tiers.</text:p>
      <text:p text:style-name="Horizontal_20_Line"/>
      <text:h text:style-name="Heading_20_2" text:outline-level="2">3. The Solution</text:h>
      <text:p text:style-name="Text_20_body">Airdrop Farmer Alliance provides a unified platform with the following key features:</text:p>
      <text:p text:style-name="Text_20_body">3.1 Useful link to gather information about potentiel or ongoing airdrops  and safe linls to gathered the rewards !</text:p>
      <text:h text:style-name="Heading_20_3" text:outline-level="3"><text:span text:style-name="Strong_20_Emphasis">3.2 Liquidity Pools</text:span></text:h>
      <text:list xml:id="list4289062161505531268" text:style-name="L3">
        <text:list-item>
          <text:p text:style-name="P5">Each protocol is assigned two pools:</text:p>
          <text:list>
            <text:list-item>
              <text:p text:style-name="P5"><text:span text:style-name="Strong_20_Emphasis">USDC Pool</text:span></text:p>
            </text:list-item>
            <text:list-item>
              <text:p text:style-name="P5"><text:span text:style-name="Strong_20_Emphasis">ETH Pool</text:span></text:p>
            </text:list-item>
          </text:list>
        </text:list-item>
        <text:list-item>
          <text:p text:style-name="P5">Pools are named and categorized into two tabs for easy access: Testnet and Mainnet.</text:p>
          <text:p text:style-name="P5">For example :​</text:p>
          <text:list>
            <text:list-item>
              <text:p text:style-name="P5"><text:span text:style-name="Strong_20_Emphasis">Linea (USDC Pool)</text:span> and <text:span text:style-name="Strong_20_Emphasis">Linea (ETH Pool)</text:span></text:p>
            </text:list-item>
            <text:list-item>
              <text:p text:style-name="P5"><text:span text:style-name="Strong_20_Emphasis">Hyperlane (USDC Pool)</text:span> and <text:span text:style-name="Strong_20_Emphasis">Hyperlane (ETH Pool)</text:span></text:p>
            </text:list-item>
            <text:list-item>
              <text:p text:style-name="P5"><text:span text:style-name="Strong_20_Emphasis">Fuel (USDC Pool)</text:span> and <text:span text:style-name="Strong_20_Emphasis">Fuel (ETH Pool)</text:span></text:p>
            </text:list-item>
            <text:list-item>
              <text:p text:style-name="P5"><text:span text:style-name="T1">Bera chain (Bera Pool)</text:span>​</text:p>
            </text:list-item>
          </text:list>
        </text:list-item>
      </text:list>
      <text:h text:style-name="Heading_20_3" text:outline-level="3"><text:soft-page-break/><text:span text:style-name="Strong_20_Emphasis">3.3 Tier-Based System</text:span></text:h>
      <text:p text:style-name="Text_20_body">Users stake AFA tokens to unlock tiers and access different pools. Higher tiers provide access to more pools and exclusive rewards:</text:p>
      <text:h text:style-name="Heading_20_3" text:outline-level="3">Level 1: Prospector</text:h>
      <text:list xml:id="list519903066018713169" text:style-name="L4">
        <text:list-item>
          <text:p text:style-name="P18">- Cost: <text:span text:style-name="T1">2,000 </text:span>AFA ($100 USDC)</text:p>
        </text:list-item>
        <text:list-item>
          <text:p text:style-name="P18">- Access: Participation in 4 pools of choice (2 Testnet or 2 Mainnet)</text:p>
        </text:list-item>
        <text:list-item>
          <text:p text:style-name="P18">- Governance: Read-only access to governance discussions, without voting rights</text:p>
        </text:list-item>
        <text:list-item>
          <text:p text:style-name="P6">- Additional Benefits: Access to educational resources on airdrops</text:p>
        </text:list-item>
      </text:list>
      <text:h text:style-name="Heading_20_3" text:outline-level="3">Level 2: Gold Digger</text:h>
      <text:list xml:id="list14465558228662877" text:style-name="L5">
        <text:list-item>
          <text:p text:style-name="P19">- Cost: <text:span text:style-name="T1">5,000</text:span> AFA ($250 USDC)</text:p>
        </text:list-item>
        <text:list-item>
          <text:p text:style-name="P19">- Access: Participation in 6 pools (2 Testnet and 4 Mainnet)</text:p>
        </text:list-item>
        <text:list-item>
          <text:p text:style-name="P19">- Governance: Voting rights on secondary community proposals</text:p>
        </text:list-item>
        <text:list-item>
          <text:p text:style-name="P7">- Additional Benefits: Priority access to announcements of new pools</text:p>
        </text:list-item>
      </text:list>
      <text:h text:style-name="P1" text:outline-level="3">Level 3: Mine Overseer</text:h>
      <text:list xml:id="list1381848520169226286" text:style-name="L6">
        <text:list-item>
          <text:p text:style-name="P20">- Cost: <text:span text:style-name="T1">12,500 </text:span>AFA ($625 USDC)</text:p>
        </text:list-item>
        <text:list-item>
          <text:p text:style-name="P20">- Access: Participation in 9 pools (3 Testnet and 6 Mainnet)</text:p>
        </text:list-item>
        <text:list-item>
          <text:p text:style-name="P20">- Governance: Voting rights on strategic platform decisions</text:p>
        </text:list-item>
        <text:list-item>
          <text:p text:style-name="P8">- Additional Benefits: Access to a library of useful and secure links for airdrops</text:p>
        </text:list-item>
      </text:list>
      <text:h text:style-name="P1" text:outline-level="3">Level 4: Chief Excavator</text:h>
      <text:list xml:id="list9080314330276588518" text:style-name="L7">
        <text:list-item>
          <text:p text:style-name="P21">- Cost: <text:span text:style-name="T1">25,000</text:span> AFA ($1,250 USDC)</text:p>
        </text:list-item>
        <text:list-item>
          <text:p text:style-name="P21">- Access: Participation in 12 pools (4 Testnet and 8 Mainnet)</text:p>
        </text:list-item>
        <text:list-item>
          <text:p text:style-name="P21">- Governance: Weighted voting rights on key decisions, such as adding new protocols</text:p>
        </text:list-item>
        <text:list-item>
          <text:p text:style-name="P9">- Additional Benefits: Invitations to AMA (Ask Me Anything) sessions with the team</text:p>
        </text:list-item>
      </text:list>
      <text:h text:style-name="P1" text:outline-level="3">Level 5: Gold Baron</text:h>
      <text:list xml:id="list7907821609987718083" text:style-name="L8">
        <text:list-item>
          <text:p text:style-name="P22">- Cost: <text:span text:style-name="T1">75,000</text:span> AFA ($3,750 USDC) </text:p>
        </text:list-item>
        <text:list-item>
          <text:p text:style-name="P22">- Access: Unlimited access to all Testnet and Mainnet pools</text:p>
        </text:list-item>
        <text:list-item>
          <text:p text:style-name="P22">- Governance: Proposal rights and major weighted voting on platform developments</text:p>
        </text:list-item>
        <text:list-item>
          <text:p text:style-name="P10">- Additional Benefits: Priority participation in beta releases of new features</text:p>
        </text:list-item>
      </text:list>
      <text:p text:style-name="P2"/>
      <text:p text:style-name="Horizontal_20_Line"/>
      <text:h text:style-name="Heading_20_3" text:outline-level="3"><text:span text:style-name="Strong_20_Emphasis">3.4 Transparent Fund Management</text:span></text:h>
      <text:p text:style-name="Text_20_body">Funds are securely managed through smart contracts, ensuring:</text:p>
      <text:list xml:id="list1357033551349078050" text:style-name="L9">
        <text:list-item>
          <text:p text:style-name="P11">Full transparency of deposits and withdrawals.</text:p>
        </text:list-item>
        <text:list-item>
          <text:p text:style-name="P11">Decentralized control over pooled assets.</text:p>
        </text:list-item>
      </text:list>
      <text:h text:style-name="Heading_20_2" text:outline-level="2"><text:soft-page-break/>4. The AFA Token</text:h>
      <text:h text:style-name="Heading_20_3" text:outline-level="3"><text:span text:style-name="Strong_20_Emphasis">4.1 Overview</text:span></text:h>
      <text:p text:style-name="Text_20_body">The AFA token (Airdrop Farmer Alliance) is the native utility token of the Airdrop Farmer Alliance platform. It serves as the backbone for staking, governance, and accessing tiered rewards.</text:p>
      <text:h text:style-name="Heading_20_3" text:outline-level="3"><text:span text:style-name="Strong_20_Emphasis">4.2 Token Allocation</text:span></text:h>
      <text:list xml:id="list3274559277822736753" text:style-name="L10">
        <text:list-item>
          <text:p text:style-name="P12"><text:span text:style-name="Strong_20_Emphasis">CA : 0xfb9038243F141503BcD58FA37BDDbFe2e951050e</text:span></text:p>
        </text:list-item>
      </text:list>
      <text:list xml:id="list6724656840929951644" text:style-name="L11">
        <text:list-item>
          <text:p text:style-name="P13"><text:span text:style-name="Strong_20_Emphasis">Total Supply:</text:span> 100,000,000 AFA</text:p>
        </text:list-item>
        <text:list-item>
          <text:p text:style-name="P13"><text:span text:style-name="Strong_20_Emphasis">ICO Allocation:</text:span> 35% (35,000,000 AFA)</text:p>
        </text:list-item>
        <text:list-item>
          <text:p text:style-name="P13"><text:span text:style-name="Strong_20_Emphasis">Liquidity Pools &amp; Staking Rewards:</text:span> 35% (35,000,000 AFA)</text:p>
        </text:list-item>
        <text:list-item>
          <text:p text:style-name="P13"><text:span text:style-name="Strong_20_Emphasis">Community &amp; Marketing:</text:span> 15%</text:p>
        </text:list-item>
        <text:list-item>
          <text:p text:style-name="P13"><text:span text:style-name="Strong_20_Emphasis">Reserve:</text:span> 15%</text:p>
        </text:list-item>
        <text:list-item>
          <text:p text:style-name="P13"><text:span text:style-name="Strong_20_Emphasis">Team Allocation:</text:span> 10% (vesting over 3 months)</text:p>
        </text:list-item>
      </text:list>
      <text:h text:style-name="Heading_20_3" text:outline-level="3"><text:span text:style-name="Strong_20_Emphasis">4.3 Use Cases</text:span></text:h>
      <text:list xml:id="list1266133267665311228" text:style-name="L12">
        <text:list-item>
          <text:p text:style-name="P14"><text:span text:style-name="Strong_20_Emphasis">Staking:</text:span> Unlock access to pools and tiers.</text:p>
        </text:list-item>
        <text:list-item>
          <text:p text:style-name="P14"><text:span text:style-name="Strong_20_Emphasis">Governance:</text:span> Participate in decision-making processes.</text:p>
        </text:list-item>
        <text:list-item>
          <text:p text:style-name="P14"><text:span text:style-name="Strong_20_Emphasis">Rewards:</text:span> Earn incentives through staking and liquidity contributions.</text:p>
        </text:list-item>
      </text:list>
      <text:p text:style-name="Horizontal_20_Line"/>
      <text:h text:style-name="Heading_20_2" text:outline-level="2">5. Token Sale Information</text:h>
      <text:h text:style-name="Heading_20_3" text:outline-level="3"><text:span text:style-name="Strong_20_Emphasis">5.1 Details</text:span></text:h>
      <text:list xml:id="list3806591919501893258" text:style-name="L13">
        <text:list-item>
          <text:p text:style-name="P15"><text:span text:style-name="Strong_20_Emphasis">Token Name:</text:span> AFA (Airdrop Farmer Alliance)</text:p>
        </text:list-item>
        <text:list-item>
          <text:p text:style-name="P15"><text:span text:style-name="Strong_20_Emphasis">Symbol:</text:span> AFA</text:p>
        </text:list-item>
        <text:list-item>
          <text:p text:style-name="P15"><text:span text:style-name="Strong_20_Emphasis">ICO Start and End Dates:</text:span> January to March 2025.</text:p>
        </text:list-item>
        <text:list-item>
          <text:p text:style-name="P15"><text:span text:style-name="Strong_20_Emphasis">Presale Allocation:</text:span> 35,000,000 AFA</text:p>
        </text:list-item>
        <text:list-item>
          <text:p text:style-name="P15"><text:span text:style-name="Strong_20_Emphasis">Price:</text:span> $0.05 per AFA token</text:p>
        </text:list-item>
        <text:list-item>
          <text:p text:style-name="P15"><text:span text:style-name="Strong_20_Emphasis">Purchase Methods:</text:span> ETH, USDC</text:p>
          <text:list>
            <text:list-item>
              <text:p text:style-name="P15"><text:span text:style-name="T1">Min Contribution : </text:span><text:span text:style-name="T2">1000 AFA</text:span></text:p>
            </text:list-item>
            <text:list-item>
              <text:p text:style-name="P15"><text:span text:style-name="Strong_20_Emphasis">Max Contribution:</text:span> 100 000 AFA</text:p>
            </text:list-item>
          </text:list>
        </text:list-item>
      </text:list>
      <text:p text:style-name="Horizontal_20_Line"/>
      <text:h text:style-name="Heading_20_2" text:outline-level="2">6. Roadmap</text:h>
      <text:list xml:id="list4194471550841823325" text:style-name="L14">
        <text:list-item>
          <text:p text:style-name="P16"><text:span text:style-name="Strong_20_Emphasis">Phase 1:</text:span> Platform Design &amp; Development</text:p>
          <text:list>
            <text:list-item>
              <text:p text:style-name="P16"><text:soft-page-break/>Build and test the liquidity pooling mechanism.</text:p>
            </text:list-item>
            <text:list-item>
              <text:p text:style-name="P16">Develop and launch the tiered staking system.</text:p>
            </text:list-item>
          </text:list>
        </text:list-item>
        <text:list-item>
          <text:p text:style-name="P16"><text:span text:style-name="Strong_20_Emphasis">Phase 2:</text:span> ICO Launch</text:p>
          <text:list>
            <text:list-item>
              <text:p text:style-name="P16">Begin token sale and distribute AFA tokens.</text:p>
            </text:list-item>
            <text:list-item>
              <text:p text:style-name="P16">Listing of AFA tokens on decentralized exchanges.</text:p>
            </text:list-item>
          </text:list>
        </text:list-item>
        <text:list-item>
          <text:p text:style-name="P16"><text:span text:style-name="Strong_20_Emphasis">Phase 3:</text:span> Community Growth &amp; Expansion</text:p>
          <text:list>
            <text:list-item>
              <text:p text:style-name="P16">Incentivize community participation through marketing campaigns.</text:p>
            </text:list-item>
            <text:list-item>
              <text:p text:style-name="P16">Onboard new protocols and expand pool options.</text:p>
            </text:list-item>
          </text:list>
        </text:list-item>
        <text:list-item>
          <text:p text:style-name="P16"><text:span text:style-name="Strong_20_Emphasis">Phase 4:</text:span> Governance Implementation</text:p>
          <text:list>
            <text:list-item>
              <text:p text:style-name="P16">Introduce community voting for platform updates and decisions.</text:p>
            </text:list-item>
            <text:list-item>
              <text:p text:style-name="P16">Expand partnerships with other DeFi and Web3 projects.</text:p>
            </text:list-item>
          </text:list>
        </text:list-item>
      </text:list>
      <text:p text:style-name="Horizontal_20_Line"/>
      <text:h text:style-name="Heading_20_2" text:outline-level="2">7. Frequently Asked Questions (FAQ)</text:h>
      <text:h text:style-name="Heading_20_3" text:outline-level="3"><text:span text:style-name="Strong_20_Emphasis">What is Airdrop Farmer Alliance?</text:span></text:h>
      <text:p text:style-name="Text_20_body">Airdrop Farmer Alliance is a decentralized platform designed to facilitate community-driven liquidity farming and participation in targeted airdrop campaigns.</text:p>
      <text:h text:style-name="Heading_20_3" text:outline-level="3"><text:span text:style-name="Strong_20_Emphasis">How do the liquidity pools work?</text:span></text:h>
      <text:p text:style-name="Text_20_body">Each protocol has two pools (USDC and ETH) where users can contribute funds securely. Funds are managed transparently via smart contracts.</text:p>
      <text:h text:style-name="Heading_20_3" text:outline-level="3"><text:span text:style-name="Strong_20_Emphasis">What are the staking tiers?</text:span></text:h>
      <text:p text:style-name="Text_20_body">Users stake AFA tokens to access different tiers, unlocking pools and exclusive rewards. Higher tiers require more tokens but offer greater benefits.</text:p>
      <text:h text:style-name="Heading_20_3" text:outline-level="3"><text:span text:style-name="Strong_20_Emphasis">How can I participate in the ICO?</text:span></text:h>
      <text:p text:style-name="Text_20_body">You can purchase AFA tokens during the ICO using ETH or USDC. Contributions are capped at 10,000 USDC or 3.5 ETH per user.</text:p>
      <text:h text:style-name="Heading_20_3" text:outline-level="3"><text:span text:style-name="Strong_20_Emphasis">Where can I find updates?</text:span></text:h>
      <text:p text:style-name="Text_20_body">Follow us on:</text:p>
      <text:list xml:id="list9215455326120068338" text:style-name="L15">
        <text:list-item>
          <text:p text:style-name="P17"><text:span text:style-name="Strong_20_Emphasis">Twitter</text:span>: <text:a xlink:type="simple" xlink:href="https://x.com/Airdrop_Alloy" text:style-name="Internet_20_link" text:visited-style-name="Visited_20_Internet_20_Link">https://x.com/Airdrop_Alloy</text:a></text:p>
        </text:list-item>
        <text:list-item>
          <text:p text:style-name="P17"><text:span text:style-name="Strong_20_Emphasis">Telegram</text:span>: <text:a xlink:type="simple" xlink:href="https://t.me/AirdropFarmerAlliance" text:style-name="Internet_20_link" text:visited-style-name="Visited_20_Internet_20_Link">https://t.me/AirdropFarmerAlliance</text:a></text:p>
        </text:list-item>
      </text:list>
      <text:h text:style-name="Heading_20_3" text:outline-level="3"><text:span text:style-name="Strong_20_Emphasis">Will the platform provide useful resources?</text:span></text:h>
      <text:p text:style-name="Text_20_body">Yes, the platform will feature a dedicated section with useful and safe links to trusted information sources about airdrops.</text:p>
      <text:p text:style-name="Horizontal_20_Line"><text:soft-page-break/></text:p>
      <text:h text:style-name="Heading_20_2" text:outline-level="2">8. Disclaimer</text:h>
      <text:p text:style-name="Text_20_body">Participation in Airdrop Farmer Alliance involves risk. Please ensure you fully understand the platform’s mechanics, conduct your own research, and note that this is not financial advice. This platform does not provide any financial or investment advice under any circumstan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4M47S</meta:editing-duration>
    <meta:editing-cycles>8</meta:editing-cycles>
    <meta:generator>OpenOffice/4.1.15$Win32 OpenOffice.org_project/4115m2$Build-9813</meta:generator>
    <dc:date>2025-01-04T22:13:36.09</dc:date>
    <meta:document-statistic meta:table-count="0" meta:image-count="0" meta:object-count="0" meta:page-count="5" meta:paragraph-count="111" meta:word-count="946" meta:character-count="5863"/>
    <meta:user-defined meta:name="Info 1"/>
    <meta:user-defined meta:name="Info 2"/>
    <meta:user-defined meta:name="Info 3"/>
    <meta:user-defined meta:name="Info 4"/>
  </office:meta>
</office:document-meta>
</file>